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9a0fa" officeooo:paragraph-rsid="0019a0fa"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officeooo:rsid="0019a0fa" officeooo:paragraph-rsid="0019a0fa"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a9f51" officeooo:paragraph-rsid="001a9f51"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19a0fa" officeooo:paragraph-rsid="0019a0f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a9f51" officeooo:paragraph-rsid="001a9f5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aeaba" officeooo:paragraph-rsid="002aeab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bold" officeooo:rsid="002aeaba" officeooo:paragraph-rsid="002aeaba" style:font-size-asian="10.5pt" style:font-weight-asian="bold" style:font-size-complex="12pt" style:font-weight-complex="bold"/>
    </style:style>
    <style:style style:name="T1" style:family="text">
      <style:text-properties officeooo:rsid="001dd76c"/>
    </style:style>
    <style:style style:name="T2" style:family="text">
      <style:text-properties officeooo:rsid="0021ec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rsona Review</text:p>
      <text:p text:style-name="P2">Ethan Hunt:</text:p>
      <text:p text:style-name="P4">Ethan hunt is a good persona to look at to be able to figure out what the older generation might be looking for in our product. This is because his two main flaws are very common in older people. Using this info we can adapt the product to either have more user friendly options or make the product more user friendly from the get go. To do this we need to make it as accessible and make sure you do not have to have technological skills to be able to use it. We also want to make sure it is robust and sturdy as damaging it might be a common problem with clumsy people or people who work in very active positions. <text:span text:style-name="T1">On the other hand he also helps us gain an insight into what else we might need to add to our product, being camera functionality. This way we know that photos is something that people may look for in our product and we need to add the ability to take them and easily sort and share them. He has a very sociable job and life so it is important that we meet his needs well as he if he enjoys our products he will most likely talk about it to his collagenous and friends</text:span></text:p>
      <text:p text:style-name="P4"/>
      <text:p text:style-name="P3">Tom Cruise:</text:p>
      <text:p text:style-name="P5">Doing a review of Tom Cruise we know that we need to add usability for people with impairments, the largest one being vision. This will include adding colour blind options, <text:span text:style-name="T2">larger fonts and narration. We will also need to add an extensive manual for our product as he is willing to learn how it works. This will include things such as customisability, and adaptability. Tom wants the product to be able to work well in a small and large business environment. We can do this by making it compatible with tools such as linked-in and office to allow it to be easily distributed and linked to each other without creating another separate account. This will also mean that the product will need to be easy to pick up as otherwise it will take too long to roll the product out in larger companies. Looking at tom we also will need to look at the hardware. For one, we will need to make sure the product can be used for a long time. We will do this by adding a power saving mode that will remove some of the features. Another hardware issue we will need to look into is running on older systems. This can be helped by optimizing certain features and optimizing the speed of the app at the expense of aesthetics. Finally we will need to add security. This can be achieved in a number of ways. The easiest way will be adding 2 factor authentication, and be able to be controlled by a small group of users, such as the computing team in a large corporation.</text:span></text:p>
      <text:p text:style-name="P5"/>
      <text:p text:style-name="P7">Elon Musk:</text:p>
      <text:p text:style-name="P6">Elon is a bad user to review. This is because he is in a very small minority and has extreme views that are unrelated to our product. For instance he is concerned with going to mars which has nothing to do with our application. We can however take a few things from him. For one due to him being a major influence in the current day, we could attempt to add car capability to our product and maybe even tesla compatibility. This may catch the attention of elon and he could invest or promote our product. However over all elon is not a good user to review as he is far too self absorbed and not like any common consum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2T08:38:56.041000000</meta:creation-date>
    <dc:date>2022-05-29T10:05:49.142000000</dc:date>
    <meta:editing-duration>PT47M14S</meta:editing-duration>
    <meta:editing-cycles>13</meta:editing-cycles>
    <meta:generator>LibreOffice/7.3.0.3$Windows_X86_64 LibreOffice_project/0f246aa12d0eee4a0f7adcefbf7c878fc2238db3</meta:generator>
    <meta:document-statistic meta:table-count="0" meta:image-count="0" meta:object-count="0" meta:page-count="1" meta:paragraph-count="7" meta:word-count="613" meta:character-count="3196" meta:non-whitespace-character-count="2590"/>
  </office:meta>
</office:document-meta>
</file>